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C( C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PathTest.test_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D( D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B( B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ropertyPreFilter.apply( JSONSerializer serializer , Object sourc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